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ash scripting examples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pWater.sh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mand line GIS progr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">GDAL - Geospatial Data Abstraction L</text:span>ibrary</text:p>
                <text:list>
                  <text:list-item>
                    <text:p><text:a xlink:href="http://www.gdal.org/" xlink:type="simple">http://www.gdal.org/</text:a></text:p>
                  </text:list-item>
                </text:list>
              </text:list-item>
              <text:list-item>
                <text:p>GMT – Generic Mapping Tools</text:p>
                <text:list>
                  <text:list-item>
                    <text:p><text:a xlink:href="http://gmt.soest.hawaii.edu/" xlink:type="simple">http://gmt.soest.hawaii.edu/</text:a></text:p>
                  </text:list-item>
                </text:list>
              </text:list-item>
              <text:list-item>
                <text:p>proj.4 – projection/reprojection tool</text:p>
                <text:list>
                  <text:list-item>
                    <text:p>proj4.org</text:p>
                  </text:list-item>
                </text:list>
              </text:list-item>
              <text:list-item>
                <text:p>All are in Linux reposit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3:57:16.840376984</meta:creation-date>
    <meta:editing-duration>P0D</meta:editing-duration>
    <meta:editing-cycles>1</meta:editing-cycles>
    <meta:generator>LibreOffice/5.3.2.2$Linux_X86_64 LibreOffice_project/30m0$Build-2</meta:generator>
    <dc:title>Bright Blue</dc:title>
    <meta:document-statistic meta:object-count="34"/>
  </office:meta>
</office:document-meta>
</file>